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21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1.04cm"/>
    </style:style>
    <style:style style:name="ro1" style:family="table-row">
      <style:table-row-properties style:row-height="0.49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.958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Itens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eg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2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tem a verificar</text:p>
          </table:table-cell>
          <table:table-cell table:style-name="ce1" office:value-type="string" calcext:value-type="string">
            <text:p>Avalia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s suposições sobre a plataforma sobre a qual o sistema irá ser executado foram esclarecidas?</text:p>
          </table:table-cell>
          <table:table-cell table:style-name="ce2" office:value-type="string" calcext:value-type="string">
            <text:p>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s decisões sobre as tecnologias que serão utilizadas foram registradas, bem como a motivação e justificativa para suas escolhas?</text:p>
          </table:table-cell>
          <table:table-cell table:style-name="ce2" office:value-type="string" calcext:value-type="string">
            <text:p>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ram definidas as visões a serem utilizadas para registrar o design do sistema?</text:p>
          </table:table-cell>
          <table:table-cell table:style-name="ce2" office:value-type="string" calcext:value-type="string">
            <text:p>L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As visões arquiteturais escolhidas foram documentadas, bem como a motivação e justificativa para as escolhas realizadas?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Falta diagrama de implantação, de pacotes e detalhar o diagrama de classes. Quebrar o diagrama de sequência e focar apenas na funcionalidade mais complicada e crítica.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Foi feito um mockup do sistema, juntamente com a descrição da interação com o usuário? As decisões tomadas foram justificadas? O protótipo foi avaliado de alguma forma?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Colocar texto (e não linhas cinzas para substituí-lo) para criar um mockup mais realístico.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Os algoritmos de funções complexas foram projetados e documentados? A motivação e justificativa para as escolhas realizadas foram registradas?</text:p>
          </table:table-cell>
          <table:table-cell table:style-name="ce2" office:value-type="string" calcext:value-type="string">
            <text:p>NA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Pontuação</text:p>
          </table:table-cell>
          <table:table-cell table:style-name="ce3" office:value-type="float" office:value="6.25" calcext:value-type="float">
            <text:p>6,25</text:p>
          </table:table-cell>
          <table:table-cell table:number-columns-repeated="1022"/>
        </table:table-row>
        <table:table-row table:style-name="ro7" table:number-rows-repeated="98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4:12:10.494681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tens" style:display-name="PageStyle_Ite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3-31T14:17:17.577400368</dc:date>
    <dc:creator>patricia </dc:creator>
    <meta:editing-duration>PT9M38S</meta:editing-duration>
    <meta:editing-cycles>4</meta:editing-cycles>
    <meta:printed-by>patricia </meta:printed-by>
    <meta:print-date>2018-03-20T14:49:34.008522821</meta:print-date>
    <meta:document-statistic meta:table-count="1" meta:cell-count="18" meta:object-count="0"/>
  </office:meta>
</office:document-meta>
</file>